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6">
      <style:paragraph-properties fo:margin-top="0in" fo:margin-bottom="0in" style:contextual-spacing="false"/>
    </style:style>
    <style:style style:name="P7" style:family="paragraph" style:parent-style-name="Text_20_body" style:list-style-name="L7"/>
    <style:style style:name="P8" style:family="paragraph" style:parent-style-name="Text_20_body" style:list-style-name="L7">
      <style:paragraph-properties fo:margin-top="0in" fo:margin-bottom="0in" style:contextual-spacing="false"/>
    </style:style>
    <style:style style:name="P9" style:family="paragraph" style:parent-style-name="Text_20_body" style:list-style-name="L8"/>
    <style:style style:name="P10" style:family="paragraph" style:parent-style-name="Text_20_body" style:list-style-name="L8">
      <style:paragraph-properties fo:margin-top="0in" fo:margin-bottom="0in" style:contextual-spacing="false"/>
    </style:style>
    <style:style style:name="P11" style:family="paragraph" style:parent-style-name="Text_20_body" style:list-style-name="L9"/>
    <style:style style:name="P12" style:family="paragraph" style:parent-style-name="Text_20_body" style:list-style-name="L9">
      <style:paragraph-properties fo:margin-top="0in" fo:margin-bottom="0in" style:contextual-spacing="false"/>
    </style:style>
    <style:style style:name="P13" style:family="paragraph" style:parent-style-name="Text_20_body" style:list-style-name="L10"/>
    <style:style style:name="P14" style:family="paragraph" style:parent-style-name="Text_20_body" style:list-style-name="L10">
      <style:paragraph-properties fo:margin-top="0in" fo:margin-bottom="0in" style:contextual-spacing="false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fo:background-color="#cccccc"/>
    </style:style>
    <style:style style:name="P16" style:family="paragraph" style:parent-style-name="Text_20_body" style:list-style-name="L1">
      <style:text-properties fo:background-color="#cccccc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fo:background-color="#cccccc"/>
    </style:style>
    <style:style style:name="P18" style:family="paragraph" style:parent-style-name="Text_20_body" style:list-style-name="L2">
      <style:text-properties fo:background-color="#cccccc"/>
    </style:style>
    <style:style style:name="P19" style:family="paragraph" style:parent-style-name="Text_20_body" style:list-style-name="L3">
      <style:paragraph-properties fo:margin-top="0in" fo:margin-bottom="0in" style:contextual-spacing="false"/>
      <style:text-properties fo:background-color="#cccccc"/>
    </style:style>
    <style:style style:name="P20" style:family="paragraph" style:parent-style-name="Text_20_body" style:list-style-name="L3">
      <style:text-properties fo:background-color="#cccccc"/>
    </style:style>
    <style:style style:name="P21" style:family="paragraph" style:parent-style-name="Text_20_body" style:list-style-name="L4">
      <style:paragraph-properties fo:margin-top="0in" fo:margin-bottom="0in" style:contextual-spacing="false"/>
      <style:text-properties fo:background-color="#cccccc"/>
    </style:style>
    <style:style style:name="P22" style:family="paragraph" style:parent-style-name="Text_20_body" style:list-style-name="L4">
      <style:text-properties fo:background-color="#cccccc"/>
    </style:style>
    <style:style style:name="P23" style:family="paragraph" style:parent-style-name="Text_20_body" style:list-style-name="L5">
      <style:paragraph-properties fo:margin-top="0in" fo:margin-bottom="0in" style:contextual-spacing="false"/>
      <style:text-properties fo:background-color="#cccccc"/>
    </style:style>
    <style:style style:name="P24" style:family="paragraph" style:parent-style-name="Text_20_body" style:list-style-name="L5">
      <style:text-properties fo:background-color="#cccccc"/>
    </style:style>
    <style:style style:name="T1" style:family="text">
      <style:text-properties fo:background-color="#cccccc" loext:char-shading-value="0"/>
    </style:style>
    <style:style style:name="T2" style:family="text">
      <style:text-properties fo:background-color="#cccccc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>Koncept poglavlja: Matematički pristupi analizi DNA sekvenci</text:span></text:span></text:p>
      <text:h text:style-name="Heading_20_3" text:outline-level="3"><text:span text:style-name="Strong_20_Emphasis"><text:span text:style-name="T2">1. Uvod</text:span></text:span></text:h>
      <text:list xml:id="list737893047" text:style-name="L1">
        <text:list-item>
          <text:p text:style-name="P15">Kratki pregled značaja analize DNA sekvenci u biologiji, genetici i biomedicini.</text:p>
        </text:list-item>
        <text:list-item>
          <text:p text:style-name="P15">Razvoj metoda analize DNA od tradicionalnih laboratorijskih tehnika do modernih računalnih pristupa.</text:p>
        </text:list-item>
        <text:list-item>
          <text:p text:style-name="P16">Uloga matematičkih metoda u obradi i analizi velikih količina podataka generiranih sekvenciranjem.</text:p>
        </text:list-item>
      </text:list>
      <text:h text:style-name="Heading_20_3" text:outline-level="3"><text:span text:style-name="Strong_20_Emphasis"><text:span text:style-name="T2">2. Matematičke osnove analize DNA</text:span></text:span></text:h>
      <text:list xml:id="list3201596535" text:style-name="L2">
        <text:list-item>
          <text:p text:style-name="P1"><text:span text:style-name="Strong_20_Emphasis"><text:span text:style-name="T2">2.1. Reprezentacija DNA sekvenci</text:span></text:span></text:p>
          <text:list>
            <text:list-item>
              <text:p text:style-name="P17">Kodiranje DNA sekvenci (A, T, G, C) u numeričke ili simboličke nizove.</text:p>
            </text:list-item>
            <text:list-item>
              <text:p text:style-name="P17">Korištenje matrica i vektora za predstavljanje sekvenci.</text:p>
            </text:list-item>
          </text:list>
        </text:list-item>
        <text:list-item>
          <text:p text:style-name="P1"><text:span text:style-name="Strong_20_Emphasis"><text:span text:style-name="T2">2.2. Teorija informacija u analizi DNA</text:span></text:span></text:p>
          <text:list>
            <text:list-item>
              <text:p text:style-name="P17">Shannonova entropija za analizu raznolikosti sekvenci.</text:p>
            </text:list-item>
            <text:list-item>
              <text:p text:style-name="P17">Kompresijski algoritmi za procjenu složenosti sekvenci.</text:p>
            </text:list-item>
          </text:list>
        </text:list-item>
        <text:list-item>
          <text:p text:style-name="P1"><text:span text:style-name="Strong_20_Emphasis"><text:span text:style-name="T2">2.3. Statistički modeli</text:span></text:span></text:p>
          <text:list>
            <text:list-item>
              <text:p text:style-name="P17">Markovljevi lanci za modeliranje nukleotidnih prijelaza.</text:p>
            </text:list-item>
            <text:list-item>
              <text:p text:style-name="P18">Skupni modeli (Hidden Markov Models) za identifikaciju gena i regija regulatorne DNA.</text:p>
            </text:list-item>
          </text:list>
        </text:list-item>
      </text:list>
      <text:h text:style-name="Heading_20_3" text:outline-level="3"><text:span text:style-name="Strong_20_Emphasis"><text:span text:style-name="T2">3. Poravnanje sekvenci</text:span></text:span></text:h>
      <text:list xml:id="list3477078096" text:style-name="L3">
        <text:list-item>
          <text:p text:style-name="P2"><text:span text:style-name="Strong_20_Emphasis"><text:span text:style-name="T2">3.1. Lokalno i globalno poravnanje</text:span></text:span></text:p>
          <text:list>
            <text:list-item>
              <text:p text:style-name="P19">Primjena dinamičkog programiranja (algoritmi poput Needleman-Wunsch i Smith-Waterman).</text:p>
            </text:list-item>
          </text:list>
        </text:list-item>
        <text:list-item>
          <text:p text:style-name="P2"><text:span text:style-name="Strong_20_Emphasis"><text:span text:style-name="T2">3.2. Heuristički pristupi</text:span></text:span></text:p>
          <text:list>
            <text:list-item>
              <text:p text:style-name="P19">Algoritmi poput BLAST-a (Basic Local Alignment Search Tool) i njihova matematička pozadina.</text:p>
            </text:list-item>
          </text:list>
        </text:list-item>
        <text:list-item>
          <text:p text:style-name="P2"><text:span text:style-name="Strong_20_Emphasis"><text:span text:style-name="T2">3.3. Evaluacija poravnanja</text:span></text:span></text:p>
          <text:list>
            <text:list-item>
              <text:p text:style-name="P20">Statistički testovi za procjenu značajnosti poravnanja.</text:p>
            </text:list-item>
          </text:list>
        </text:list-item>
      </text:list>
      <text:h text:style-name="Heading_20_3" text:outline-level="3"><text:span text:style-name="Strong_20_Emphasis"><text:span text:style-name="T2">4. Filogenetska analiza</text:span></text:span></text:h>
      <text:list xml:id="list375902583" text:style-name="L4">
        <text:list-item>
          <text:p text:style-name="P3"><text:span text:style-name="Strong_20_Emphasis"><text:span text:style-name="T2">4.1. Matematički modeli evolucije</text:span></text:span></text:p>
          <text:list>
            <text:list-item>
              <text:p text:style-name="P21">Substitucijski modeli (npr. Jukes-Cantor, Kimura).</text:p>
            </text:list-item>
            <text:list-item>
              <text:p text:style-name="P21">Bayesovske metode za rekonstrukciju filogenetskih stabala.</text:p>
            </text:list-item>
          </text:list>
        </text:list-item>
        <text:list-item>
          <text:p text:style-name="P3"><text:span text:style-name="Strong_20_Emphasis"><text:span text:style-name="T2">4.2. Konstruktivni algoritmi</text:span></text:span></text:p>
          <text:list>
            <text:list-item>
              <text:p text:style-name="P22">Maksimalna parsimony i maksimalna vjerojatnost.</text:p>
            </text:list-item>
          </text:list>
        </text:list-item>
      </text:list>
      <text:h text:style-name="Heading_20_3" text:outline-level="3"><text:span text:style-name="Strong_20_Emphasis"><text:span text:style-name="T2">5. Motivi i uzorci u DNA sekvencama</text:span></text:span></text:h>
      <text:list xml:id="list1532240992" text:style-name="L5">
        <text:list-item>
          <text:p text:style-name="P4"><text:span text:style-name="Strong_20_Emphasis"><text:span text:style-name="T2">5.1. Identifikacija ponavljajućih motiva</text:span></text:span></text:p>
          <text:list>
            <text:list-item>
              <text:p text:style-name="P23"><text:soft-page-break/>Algoritmi za otkrivanje uzoraka (npr. MEME).</text:p>
            </text:list-item>
            <text:list-item>
              <text:p text:style-name="P23">Statistički modeli za identifikaciju regulatornih elemenata.</text:p>
            </text:list-item>
          </text:list>
        </text:list-item>
        <text:list-item>
          <text:p text:style-name="P4"><text:span text:style-name="Strong_20_Emphasis"><text:span text:style-name="T2">5.2. Pretraživanje motiva i sekvencijalnih uzoraka</text:span></text:span></text:p>
          <text:list>
            <text:list-item>
              <text:p text:style-name="P24">Primjena teorije grafova i algoritama za pretraživanje nizova.</text:p>
            </text:list-item>
          </text:list>
        </text:list-item>
      </text:list>
      <text:h text:style-name="Heading_20_3" text:outline-level="3"><text:span text:style-name="Strong_20_Emphasis">6. Matematičko modeliranje strukture DNA</text:span></text:h>
      <text:list xml:id="list3560100713" text:style-name="L6">
        <text:list-item>
          <text:p text:style-name="P5"><text:span text:style-name="Strong_20_Emphasis">6.1. Strukturalni modeli</text:span></text:p>
          <text:list>
            <text:list-item>
              <text:p text:style-name="P6">Geometrijski i topološki pristupi za analizu sekundarne i tercijarne strukture DNA.</text:p>
            </text:list-item>
          </text:list>
        </text:list-item>
        <text:list-item>
          <text:p text:style-name="P5"><text:span text:style-name="Strong_20_Emphasis">6.2. Energetske i termodinamičke analize</text:span></text:p>
          <text:list>
            <text:list-item>
              <text:p text:style-name="P5">Matematički modeli za predikciju stabilnosti DNA dvolančanih struktura.</text:p>
            </text:list-item>
          </text:list>
        </text:list-item>
      </text:list>
      <text:h text:style-name="Heading_20_3" text:outline-level="3"><text:span text:style-name="Strong_20_Emphasis">7. Računalni alati i algoritmi</text:span></text:h>
      <text:list xml:id="list1775560783" text:style-name="L7">
        <text:list-item>
          <text:p text:style-name="P8">Kratak pregled računalnih alata temeljenih na matematičkim modelima (npr. bioinformatika, algoritmi za sekvenciranje).</text:p>
        </text:list-item>
        <text:list-item>
          <text:p text:style-name="P7">Primjena strojnog učenja i umjetne inteligencije u analizi DNA.</text:p>
        </text:list-item>
      </text:list>
      <text:h text:style-name="Heading_20_3" text:outline-level="3"><text:span text:style-name="Strong_20_Emphasis">8. Primjene matematičkih metoda u biologiji i medicini</text:span></text:h>
      <text:list xml:id="list4176923193" text:style-name="L8">
        <text:list-item>
          <text:p text:style-name="P10">Identifikacija gena povezanih s bolestima.</text:p>
        </text:list-item>
        <text:list-item>
          <text:p text:style-name="P10">Personalizirana medicina temeljena na analizi genoma.</text:p>
        </text:list-item>
        <text:list-item>
          <text:p text:style-name="P9">Evolucijske analize i istraživanja biološke raznolikosti.</text:p>
        </text:list-item>
      </text:list>
      <text:h text:style-name="Heading_20_3" text:outline-level="3"><text:span text:style-name="Strong_20_Emphasis">9. Izazovi i budući smjerovi</text:span></text:h>
      <text:list xml:id="list2517499821" text:style-name="L9">
        <text:list-item>
          <text:p text:style-name="P12">Analiza složenih genoma i epigenetičkih podataka.</text:p>
        </text:list-item>
        <text:list-item>
          <text:p text:style-name="P12">Integracija različitih izvora podataka (multi-omics).</text:p>
        </text:list-item>
        <text:list-item>
          <text:p text:style-name="P11">Razvoj učinkovitijih algoritama i metoda za analizu sekvenci.</text:p>
        </text:list-item>
      </text:list>
      <text:h text:style-name="Heading_20_3" text:outline-level="3"><text:span text:style-name="Strong_20_Emphasis">10. Zaključak</text:span></text:h>
      <text:list xml:id="list1737205039" text:style-name="L10">
        <text:list-item>
          <text:p text:style-name="P14">Sažetak uloge matematičkih pristupa u analizi DNA.</text:p>
        </text:list-item>
        <text:list-item>
          <text:p text:style-name="P13">Naglasak na interdisciplinarnost matematike i biologij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21:52:06.682086701</meta:creation-date>
    <dc:date>2025-01-11T22:59:11.058971697</dc:date>
    <meta:editing-duration>PT56M54S</meta:editing-duration>
    <meta:editing-cycles>1</meta:editing-cycles>
    <meta:document-statistic meta:table-count="0" meta:image-count="0" meta:object-count="0" meta:page-count="2" meta:paragraph-count="53" meta:word-count="379" meta:character-count="2743" meta:non-whitespace-character-count="2459"/>
    <meta:generator>LibreOffice/7.3.7.2$Linux_X86_64 LibreOffice_project/30$Build-2</meta:generator>
  </office:meta>
</office:document-meta>
</file>